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6" table:default-cell-style-name="ce19"/>
        <table:table-column table:style-name="co12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6" table:default-cell-style-name="ce19"/>
        <table:table-column table:style-name="co28" table:default-cell-style-name="ce19"/>
        <table:table-column table:style-name="co23" table:default-cell-style-name="ce19"/>
        <table:table-column table:style-name="co29" table:default-cell-style-name="ce19"/>
        <table:table-column table:style-name="co30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11" table:default-cell-style-name="ce19"/>
        <table:table-column table:style-name="co35" table:default-cell-style-name="ce19"/>
        <table:table-column table:style-name="co6" table:default-cell-style-name="ce19"/>
        <table:table-column table:style-name="co8" table:default-cell-style-name="ce19"/>
        <table:table-column table:style-name="co35" table:default-cell-style-name="ce19"/>
        <table:table-column table:style-name="co9" table:default-cell-style-name="ce19"/>
        <table:table-column table:style-name="co5" table:default-cell-style-name="ce19"/>
        <table:table-column table:style-name="co34" table:default-cell-style-name="ce19"/>
        <table:table-column table:style-name="co12" table:default-cell-style-name="ce19"/>
        <table:table-column table:style-name="co16" table:default-cell-style-name="ce19"/>
        <table:table-column table:style-name="co35" table:default-cell-style-name="ce19"/>
        <table:table-column table:style-name="co12" table:default-cell-style-name="ce19"/>
        <table:table-column table:style-name="co14" table:default-cell-style-name="ce19"/>
        <table:table-column table:style-name="co36" table:default-cell-style-name="ce19"/>
        <table:table-column table:style-name="co9" table:default-cell-style-name="ce19"/>
        <table:table-column table:style-name="co32" table:default-cell-style-name="ce19"/>
        <table:table-column table:style-name="co37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8" table:default-cell-style-name="ce19"/>
        <table:table-column table:style-name="co6" table:default-cell-style-name="ce19"/>
        <table:table-column table:style-name="co39" table:default-cell-style-name="ce19"/>
        <table:table-column table:style-name="co15" table:default-cell-style-name="ce19"/>
        <table:table-column table:style-name="co12" table:default-cell-style-name="ce19"/>
        <table:table-column table:style-name="co25" table:default-cell-style-name="ce19"/>
        <table:table-column table:style-name="co40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6" table:default-cell-style-name="ce19"/>
        <table:table-column table:style-name="co44" table:default-cell-style-name="ce19"/>
        <table:table-column table:style-name="co45" table:default-cell-style-name="ce19"/>
        <table:table-column table:style-name="co44" table:default-cell-style-name="ce19"/>
        <table:table-column table:style-name="co46" table:default-cell-style-name="ce19"/>
        <table:table-column table:style-name="co22" table:default-cell-style-name="ce19"/>
        <table:table-column table:style-name="co47" table:default-cell-style-name="ce19"/>
        <table:table-column table:style-name="co12" table:number-columns-repeated="2" table:default-cell-style-name="ce19"/>
        <table:table-column table:style-name="co30" table:number-columns-repeated="976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9" table:default-cell-style-name="ce19"/>
        <table:table-column table:style-name="co56" table:default-cell-style-name="ce19"/>
        <table:table-column table:style-name="co57" table:number-columns-repeated="2" table:default-cell-style-name="ce19"/>
        <table:table-column table:style-name="co6" table:default-cell-style-name="ce19"/>
        <table:table-column table:style-name="co49" table:default-cell-style-name="ce19"/>
        <table:table-column table:style-name="co57" table:default-cell-style-name="ce19"/>
        <table:table-column table:style-name="co5" table:default-cell-style-name="ce19"/>
        <table:table-column table:style-name="co58" table:default-cell-style-name="ce19"/>
        <table:table-column table:style-name="co59" table:default-cell-style-name="ce19"/>
        <table:table-column table:style-name="co52" table:default-cell-style-name="ce19"/>
        <table:table-column table:style-name="co50" table:default-cell-style-name="ce19"/>
        <table:table-column table:style-name="co58" table:default-cell-style-name="ce19"/>
        <table:table-column table:style-name="co60" table:default-cell-style-name="ce19"/>
        <table:table-column table:style-name="co61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58" table:default-cell-style-name="ce19"/>
        <table:table-column table:style-name="co66" table:default-cell-style-name="ce19"/>
        <table:table-column table:style-name="co67" table:number-columns-repeated="2" table:default-cell-style-name="ce19"/>
        <table:table-column table:style-name="co68" table:default-cell-style-name="ce19"/>
        <table:table-column table:style-name="co69" table:default-cell-style-name="ce19"/>
        <table:table-column table:style-name="co51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58" table:number-columns-repeated="2" table:default-cell-style-name="ce19"/>
        <table:table-column table:style-name="co72" table:default-cell-style-name="ce19"/>
        <table:table-column table:style-name="co60" table:default-cell-style-name="ce19"/>
        <table:table-column table:style-name="co53" table:default-cell-style-name="ce19"/>
        <table:table-column table:style-name="co62" table:default-cell-style-name="ce19"/>
        <table:table-column table:style-name="co30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3" table:default-cell-style-name="ce19"/>
        <table:table-column table:style-name="co74" table:default-cell-style-name="ce19"/>
        <table:table-column table:style-name="co75" table:default-cell-style-name="ce19"/>
        <table:table-column table:style-name="co30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9"/>
        <table:table-column table:style-name="co76" table:default-cell-style-name="ce19"/>
        <table:table-column table:style-name="co24" table:default-cell-style-name="ce19"/>
        <table:table-column table:style-name="co77" table:default-cell-style-name="ce19"/>
        <table:table-column table:style-name="co30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.00.0000</text:date>, <text:time style:data-style-name="N2" text:time-value="19:23:38.3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1T19:41:04.978000000</dc:date>
    <meta:editing-duration>P6DT13H29M1S</meta:editing-duration>
    <meta:editing-cycles>2764</meta:editing-cycles>
    <meta:document-statistic meta:table-count="5" meta:cell-count="7875" meta:object-count="0"/>
    <meta:user-defined meta:name="qrichtext">1</meta:user-defined>
  </office:meta>
</office:document-meta>
</file>